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05796" officeooo:paragraph-rsid="00227b29"/>
    </style:style>
    <style:style style:name="T1" style:family="text">
      <style:text-properties officeooo:rsid="001111e2"/>
    </style:style>
    <style:style style:name="T2" style:family="text">
      <style:text-properties officeooo:rsid="00181bf5"/>
    </style:style>
    <style:style style:name="T3" style:family="text">
      <style:text-properties officeooo:rsid="001860f5"/>
    </style:style>
    <style:style style:name="T4" style:family="text">
      <style:text-properties officeooo:rsid="001eff63"/>
    </style:style>
    <style:style style:name="T5" style:family="text">
      <style:text-properties officeooo:rsid="001f6906"/>
    </style:style>
    <style:style style:name="T6" style:family="text">
      <style:text-properties officeooo:rsid="0021d65e"/>
    </style:style>
    <style:style style:name="T7" style:family="text">
      <style:text-properties officeooo:rsid="00125158"/>
    </style:style>
    <style:style style:name="T8" style:family="text">
      <style:text-properties officeooo:rsid="00227b29"/>
    </style:style>
    <style:style style:name="T9" style:family="text">
      <style:text-properties officeooo:rsid="002527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DdeLink__163_2384305763"/>Wanduhr mit elektrischem Uhrwerk <text:span text:style-name="T4">und Pendel</text:span><text:bookmark-end text:name="__DdeLink__163_2384305763"/></text:p>
      <text:p text:style-name="P1">Als Gesellenstück soll ein <text:span text:style-name="T6">abschließbares </text:span><text:bookmark-start text:name="__DdeLink__72_767114089"/><text:span text:style-name="T6">G</text:span><text:bookmark-end text:name="__DdeLink__72_767114089"/><text:span text:style-name="T6">ehäuse</text:span> für ein <text:span text:style-name="T5">bereits bestehendes selbst entwickeltes</text:span> Uhrwerk, <text:span text:style-name="T6">sowie das Pendel für dieses</text:span> gebaut werden. Da das Pendel <text:span text:style-name="T6">nur dekorativ ist, </text:span><text:span text:style-name="T9">ist</text:span><text:span text:style-name="T6"> dessen Länge mehr oder weniger frei wählbar. Um</text:span><text:bookmark-start text:name="__DdeLink__66_2982208065"/><text:span text:style-name="T6"> </text:span><text:bookmark-start text:name="__DdeLink__68_2982208065"/><text:span text:style-name="T6">z</text:span><text:bookmark-end text:name="__DdeLink__66_2982208065"/><text:span text:style-name="T6">umindest</text:span><text:bookmark-end text:name="__DdeLink__68_2982208065"/><text:span text:style-name="T6"> nahe an die normale Pendelfrequenz von 1Hz zu kommen und trotzdem ein optisch ansprechendes Verhältnis von Pendellänge und Ziffernblattdurchmesser zu erreichen, wurde eine Länge von 350mm ab dem Drehpunkt (400mm von Mitte Ziffernblatt, Ziffernblatt 200mm Durchmesser) gewählt.</text:span><text:span text:style-name="T2"> </text:span><text:span text:style-name="T6">Das Pendelgewicht soll aus einem Messingring mit Holzfüllung gefertigt werden und wird an einer Messingstange aufgehängt. </text:span><text:span text:style-name="T8">Eine entsprechende Aufnahme für die Messingstange ist am Uhrwerk vorhanden. </text:span><text:span text:style-name="T1">Die Maße die sich </text:span><text:span text:style-name="T6">aus</text:span><text:span text:style-name="T1"> den genannten Anforderungen </text:span><text:span text:style-name="T6">für den Korpus</text:span><text:span text:style-name="T1"> ergeben, entsprechen weniger denen einer Standuhr, sondern eher denen einer Wanduhr. </text:span><text:span text:style-name="T6">Da das Uhrwerk einen festen Stromanschluss benötigt, muss die Rückwand des Gehäuses etwas weiter in den Korpus zurück springen, sodass zwischen Rückwand und der Wand an der die Uhr hängt etwa 10mm Platz sind.</text:span><text:span text:style-name="T1"> Um das Uhrwerk, das Ziffernblatt und das Pendel vor Staub und Berührungen zu schützen soll ein komplett geschlossener </text:span><text:span text:style-name="T9">Korpus</text:span><text:span text:style-name="T1"> mit Glasfüllung in der Tür gebaut werden. Wie dies bei Uhren dieser Art häufiger der Fall ist, soll die Tür eine einfach Aufschlagende sein. Da die Tür jedoch abschließbar sein soll, um z.B. neugierige Blicke auf der Gesellenstücksausstellung vom empfindlichen Uhrwerk fernzuhalten, ergibt sich hier eine weitere Herausforderung, die jedoch mit einem selbst entwickelten </text:span><text:span text:style-name="T8">Beschlag</text:span><text:span text:style-name="T1"> gelöst werden </text:span><text:span text:style-name="T9">konnte</text:span><text:span text:style-name="T1">. </text:span><text:span text:style-name="T6">Das Schloss wird in die Innenseite der Tür eingelassen und greift in ein Schließblech das aus der Korpusseite heraussteht. </text:span><text:span text:style-name="T7">Aus den oben genannten Anforderungen ergibt sich nun das Bild eines relativ klassischen Uhren</text:span><text:span text:style-name="T9">gehäuses</text:span><text:span text:style-name="T7"> aus mittel bis dunklem Holz mit vielen Verzierungen und Messing Elementen. Da die vielen Verzierungen jedoch nicht unbedingt Zeitgemäß aussehen, </text:span><text:span text:style-name="T6">wurde</text:span><text:span text:style-name="T7"> stattdessen eine eher schlichte / </text:span><text:span text:style-name="T3">minimalistische</text:span><text:span text:style-name="T7"> Optik gewählt. Der dunklere Holzton sowie die Messing Elemente werden jedoch im Design aufgegriffen. Um die </text:span><text:span text:style-name="T9">r</text:span><text:span text:style-name="T7">unde Form des Ziffernblattes zu betonen und eine gewisse vertikale Symmetrie mit dem runden Pendelgewicht zu haben, soll der Korpus oben und unten </text:span><text:span text:style-name="T9">r</text:span><text:span text:style-name="T7">und sein. Dies wird durch die Formverleimung mehrerer Furnierlagen erreicht. </text:span><text:span text:style-name="T6">Um den Rundbogen der Tür zu fertigen, ohne das dieser an den Scheitelpunkten des Kreises durch „kurzes Holz“ instabil wird, wurde ein um 45° gekippter Faserverlauf gewähl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27:46.735029020</meta:creation-date>
    <dc:date>2023-02-19T12:03:16.534712790</dc:date>
    <meta:editing-duration>PT3H30M56S</meta:editing-duration>
    <meta:editing-cycles>18</meta:editing-cycles>
    <meta:generator>LibreOffice/7.4.2.3$Linux_X86_64 LibreOffice_project/382eef1f22670f7f4118c8c2dd222ec7ad009daf</meta:generator>
    <meta:document-statistic meta:table-count="0" meta:image-count="0" meta:object-count="0" meta:page-count="1" meta:paragraph-count="2" meta:word-count="374" meta:character-count="2581" meta:non-whitespace-character-count="2209"/>
  </office:meta>
</office:document-meta>
</file>